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94ec" officeooo:paragraph-rsid="000e94ec"/>
    </style:style>
    <style:style style:name="P2" style:family="paragraph" style:parent-style-name="Standard">
      <style:text-properties officeooo:rsid="000fbfc4" officeooo:paragraph-rsid="000fbfc4"/>
    </style:style>
    <style:style style:name="P3" style:family="paragraph" style:parent-style-name="Standard">
      <style:text-properties fo:font-weight="bold" officeooo:rsid="000fbfc4" officeooo:paragraph-rsid="000fbfc4"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Lex &amp; YACC can do for you</text:p>
      <text:p text:style-name="P2"/>
      <text:p text:style-name="P2">When properly used, these programs allow you to parse complex languages with ease. This is a great boon when you want to read a configuration file, or want to write a compiler for any language you (or anyone else) might have invented.</text:p>
      <text:p text:style-name="P2"/>
      <text:p text:style-name="P2">With a little help, which this document will hopefully provide, you will find that you will never write a parser again by hand - Lex &amp; YACC are the tools to do this.</text:p>
      <text:p text:style-name="P2"/>
      <text:p text:style-name="P3">Lex</text:p>
      <text:p text:style-name="P3"/>
      <text:p text:style-name="P2">The program Lex generates a so called `Lexer'. This is a function that takes a stream of characters as its input, and whenever it sees a group of characters that match a key, takes a certain action. A very simple example:</text:p>
      <text:p text:style-name="P2"/>
      <text:p text:style-name="P2">%{</text:p>
      <text:p text:style-name="P2">#include &lt;stdio.h&gt;</text:p>
      <text:p text:style-name="P2">%}</text:p>
      <text:p text:style-name="P2"/>
      <text:p text:style-name="P2">%%</text:p>
      <text:p text:style-name="P2">stop <text:s text:c="3"/>printf("Stop command received\n");</text:p>
      <text:p text:style-name="P2">start <text:s text:c="2"/>printf("Start command received\n");</text:p>
      <text:p text:style-name="P2">%%</text:p>
      <text:p text:style-name="P2"/>
      <text:p text:style-name="P2">The first section, in between the %{ and %} pair is included directly in the output program. We need this, because we use printf later on, which is defined in stdio.h.</text:p>
      <text:p text:style-name="P2"/>
      <text:p text:style-name="P2">Sections are separated using '%%', so the first line of the second section starts with the 'stop' key. Whenever the 'stop' key is encountered in the input, the rest of the line (a printf() call) is executed.</text:p>
      <text:p text:style-name="P2"/>
      <text:p text:style-name="P2">Besides 'stop', we've also defined 'start', which otherwise does mostly the same.</text:p>
      <text:p text:style-name="P2"/>
      <text:p text:style-name="P2">We terminate the code section with '%%' again.</text:p>
      <text:p text:style-name="P2"/>
      <text:p text:style-name="P2">To compile Example 1, do this:</text:p>
      <text:p text:style-name="P2"/>
      <text:p text:style-name="P2">lex example1.l</text:p>
      <text:p text:style-name="P2">cc lex.yy.c -o example1 -ll</text:p>
      <text:p text:style-name="P2"/>
      <text:p text:style-name="P2">This will generate the file 'example1'. If you run it, it waits for you to type some input. Whenever you type something that is not matched by any of the defined keys (ie, 'stop' and 'start') it's output again. If you enter 'stop' it will output 'Stop command received';</text:p>
      <text:p text:style-name="P2"/>
      <text:p text:style-name="P2">Terminate with a EOF (^D).</text:p>
      <text:p text:style-name="P2"/>
      <text:p text:style-name="P2">You may wonder how the program runs, as we didn't define a main() function. This function is defined for you in libl (liblex) which we compiled in with the -ll command.</text:p>
      <text:p text:style-name="P2"/>
      <text:p text:style-name="P3">Regular expressions in matches</text:p>
      <text:p text:style-name="P2">This example wasn't very useful in itself, and our next one won't be either. It will however show how to use regular expressions in Lex, which are massively useful later on.</text:p>
      <text:p text:style-name="P2"/>
      <text:p text:style-name="P2"><text:soft-page-break/>Example 2:</text:p>
      <text:p text:style-name="P2"/>
      <text:p text:style-name="P2">%{</text:p>
      <text:p text:style-name="P2">#include &lt;stdio.h&gt;</text:p>
      <text:p text:style-name="P2">%}</text:p>
      <text:p text:style-name="P2"/>
      <text:p text:style-name="P2">%%</text:p>
      <text:p text:style-name="P2">[0123456789]+ <text:s text:c="10"/>printf("NUMBER\n");</text:p>
      <text:p text:style-name="P2">[a-zA-Z][a-zA-Z0-9]* <text:s text:c="3"/>printf("WORD\n");</text:p>
      <text:p text:style-name="P2">%%</text:p>
      <text:p text:style-name="P2"/>
      <text:p text:style-name="P2">This Lex file describes two kinds of matches (tokens): WORDs and NUMBERs. Regular expressions can be pretty daunting but with only a little work it is easy to understand them. Let's examine the NUMBER match:</text:p>
      <text:p text:style-name="P2"/>
      <text:p text:style-name="P2">[0123456789]+</text:p>
      <text:p text:style-name="P2"/>
      <text:p text:style-name="P2">This says: a sequence of one or more characters from the group 0123456789. We could also have written it shorter as:</text:p>
      <text:p text:style-name="P2"/>
      <text:p text:style-name="P2">[0-9]+</text:p>
      <text:p text:style-name="P2"/>
      <text:p text:style-name="P2">Now, the WORD match is somewhat more involved:</text:p>
      <text:p text:style-name="P2"/>
      <text:p text:style-name="P2">[a-zA-Z][a-zA-Z0-9]*</text:p>
      <text:p text:style-name="P2"/>
      <text:p text:style-name="P2">The first part matches 1 and only 1 character that is between 'a' and 'z', or between 'A' and 'Z'. In other words, a letter. This initial letter then needs to be followed by zero or more characters which are either a letter or a digit. Why use an asterisk here? The '+' signifies 1 or more matches, but a WORD might very well consist of only one character, which we've already matched. So the second part may have zero matches, so we write a '*'.</text:p>
      <text:p text:style-name="P2"/>
      <text:p text:style-name="P2">This way, we've mimicked the behaviour of many programming languages which demand that a variable name *must* start with a letter, but can contain digits afterwards. In other words, 'temperature1' is a valid name, but '1temperature' is not.</text:p>
      <text:p text:style-name="P2"/>
      <text:p text:style-name="P2">Try compiling Example 2, lust like Example 1, and feed it some text. Here is a sample session:</text:p>
      <text:p text:style-name="P2"/>
      <text:p text:style-name="P2">$ ./example2</text:p>
      <text:p text:style-name="P2">foo</text:p>
      <text:p text:style-name="P2">WORD</text:p>
      <text:p text:style-name="P2"/>
      <text:p text:style-name="P2">bar</text:p>
      <text:p text:style-name="P2">WORD</text:p>
      <text:p text:style-name="P2"/>
      <text:p text:style-name="P2">123</text:p>
      <text:p text:style-name="P2">NUMBER</text:p>
      <text:p text:style-name="P2"/>
      <text:p text:style-name="P2">bar123</text:p>
      <text:p text:style-name="P2">WORD</text:p>
      <text:p text:style-name="P2"/>
      <text:p text:style-name="P2">123bar</text:p>
      <text:p text:style-name="P2"><text:soft-page-break/>NUMBER</text:p>
      <text:p text:style-name="P2">WORD</text:p>
      <text:p text:style-name="P2"/>
      <text:p text:style-name="P2">You may also be wondering where all this whitespace is coming from in the output. The reason is simple: it was in the input, and we don't match on it anywhere, so it gets output again.</text:p>
      <text:p text:style-name="P2"/>
      <text:p text:style-name="P2">The Flex manpage documents its regular expressions in detail. Many people feel that the perl regular expression manpage (perlre) is also very useful, although Flex does not implement everything perl does.</text:p>
      <text:p text:style-name="P2"/>
      <text:p text:style-name="P2">Make sure that you do not create zero length matches like '[0-9]*' - your lexer might get confused and start matching empty strings repeatedly.</text:p>
      <text:p text:style-name="P2"/>
      <text:p text:style-name="P2">A more complicated example for a C like syntax</text:p>
      <text:p text:style-name="P2">Let's say we want to parse a file that looks like this:</text:p>
      <text:p text:style-name="P2"/>
      <text:p text:style-name="P2">logging {</text:p>
      <text:p text:style-name="P2"><text:s text:c="8"/>category lame-servers { null; };</text:p>
      <text:p text:style-name="P2"><text:s text:c="8"/>category cname { null; };</text:p>
      <text:p text:style-name="P2">};</text:p>
      <text:p text:style-name="P2"/>
      <text:p text:style-name="P2">zone "." {</text:p>
      <text:p text:style-name="P2"><text:s text:c="8"/>type hint;</text:p>
      <text:p text:style-name="P2"><text:s text:c="8"/>file "/etc/bind/db.root";</text:p>
      <text:p text:style-name="P2">};</text:p>
      <text:p text:style-name="P2"/>
      <text:p text:style-name="P2">We clearly see a number of categories (tokens) in this file:</text:p>
      <text:p text:style-name="P2"/>
      <text:p text:style-name="P2">WORDs, like 'zone' and 'type'</text:p>
      <text:p text:style-name="P2">FILENAMEs, like '/etc/bind/db.root'</text:p>
      <text:p text:style-name="P2">QUOTEs, like those surrounding the filename</text:p>
      <text:p text:style-name="P2">OBRACEs, {</text:p>
      <text:p text:style-name="P2">EBRACEs, }</text:p>
      <text:p text:style-name="P2">SEMICOLONs, ;</text:p>
      <text:p text:style-name="P2">The corresponding Lex file is Example 3:</text:p>
      <text:p text:style-name="P2"/>
      <text:p text:style-name="P2">%{</text:p>
      <text:p text:style-name="P2">#include &lt;stdio.h&gt;</text:p>
      <text:p text:style-name="P2">%}</text:p>
      <text:p text:style-name="P2"/>
      <text:p text:style-name="P2">%%</text:p>
      <text:p text:style-name="P2">[a-zA-Z][a-zA-Z0-9]* <text:s text:c="3"/>printf("WORD ");</text:p>
      <text:p text:style-name="P2">[a-zA-Z0-9\/.-]+ <text:s text:c="7"/>printf("FILENAME ");</text:p>
      <text:p text:style-name="P2">\" <text:s text:c="21"/>printf("QUOTE ");</text:p>
      <text:p text:style-name="P2">\{ <text:s text:c="21"/>printf("OBRACE ");</text:p>
      <text:p text:style-name="P2">\} <text:s text:c="21"/>printf("EBRACE ");</text:p>
      <text:p text:style-name="P2">; <text:s text:c="22"/>printf("SEMICOLON ");</text:p>
      <text:p text:style-name="P2">\n <text:s text:c="21"/>printf("\n");</text:p>
      <text:p text:style-name="P2">[ \t]+ <text:s text:c="17"/>/* ignore whitespace */;</text:p>
      <text:p text:style-name="P2">%%</text:p>
      <text:p text:style-name="P2">When we feed our file to the program this Lex file generates (using example3.compile), we get:</text:p>
      <text:p text:style-name="P2"/>
      <text:p text:style-name="P2"><text:soft-page-break/>WORD OBRACE </text:p>
      <text:p text:style-name="P2">WORD FILENAME OBRACE WORD SEMICOLON EBRACE SEMICOLON </text:p>
      <text:p text:style-name="P2">WORD WORD OBRACE WORD SEMICOLON EBRACE SEMICOLON </text:p>
      <text:p text:style-name="P2">EBRACE SEMICOLON </text:p>
      <text:p text:style-name="P2"/>
      <text:p text:style-name="P2">WORD QUOTE FILENAME QUOTE OBRACE </text:p>
      <text:p text:style-name="P2">WORD WORD SEMICOLON </text:p>
      <text:p text:style-name="P2">WORD QUOTE FILENAME QUOTE SEMICOLON </text:p>
      <text:p text:style-name="P2">EBRACE SEMICOLON </text:p>
      <text:p text:style-name="P2"/>
      <text:p text:style-name="P2">When compared with the configuration file mentioned above, it is clear that we have neatly 'Tokenized' it. Each part of the configuration file has been matched, and converted into a token.</text:p>
      <text:p text:style-name="P2"/>
      <text:p text:style-name="P2">And this is exactly what we need to put YACC to good use.</text:p>
      <text:p text:style-name="P2"/>
      <text:p text:style-name="P3">What we've seen</text:p>
      <text:p text:style-name="P2">We've seen that Lex is able to read arbitrary input, and determine what each part of the input is. This is called 'Tokenizing'.</text:p>
      <text:p text:style-name="P2"/>
      <text:p text:style-name="P3">YACC</text:p>
      <text:p text:style-name="P2">YACC can parse input streams consisting of tokens with certain values. This clearly describes the relation YACC has with Lex, YACC has no idea what 'input streams' are, it needs preprocessed tokens. While you can write your own Tokenizer, we will leave that entirely up to Lex.</text:p>
      <text:p text:style-name="P2"/>
      <text:p text:style-name="P2">A note on grammars and parsers. When YACC saw the light of day, the tool was used to parse input files for compilers: programs. Programs written in a programming language for computers are typically *not* ambiguous - they have just one meaning. As such, YACC does not cope with ambiguity and will complain about shift/reduce or reduce/reduce conflicts. More about ambiguity and YACC "problems" can be found in 'Conflicts' chapter.</text:p>
      <text:p text:style-name="P2"/>
      <text:p text:style-name="P3">A simple thermostat controller</text:p>
      <text:p text:style-name="P2">Let's say we have a thermostat that we want to control using a simple language. A session with the thermostat may look like this:</text:p>
      <text:p text:style-name="P2"/>
      <text:p text:style-name="P2">heat on</text:p>
      <text:p text:style-name="P2"><text:s text:c="8"/>Heater on!</text:p>
      <text:p text:style-name="P2">heat off</text:p>
      <text:p text:style-name="P2"><text:s text:c="8"/>Heater off!</text:p>
      <text:p text:style-name="P2">target temperature 22</text:p>
      <text:p text:style-name="P2"><text:s text:c="8"/>New temperature set!</text:p>
      <text:p text:style-name="P2">The tokens we need to recognize are: heat, on/off (STATE), target, temperature, NUMBER.</text:p>
      <text:p text:style-name="P2"/>
      <text:p text:style-name="P2">The Lex tokenizer (Example 4) is:</text:p>
      <text:p text:style-name="P2"/>
      <text:p text:style-name="P2">%{</text:p>
      <text:p text:style-name="P2">#include &lt;stdio.h&gt;</text:p>
      <text:p text:style-name="P2">#include "y.tab.h"</text:p>
      <text:p text:style-name="P2">%}</text:p>
      <text:p text:style-name="P2">%%</text:p>
      <text:p text:style-name="P2">[0-9]+ <text:s text:c="17"/>return NUMBER;</text:p>
      <text:p text:style-name="P2">heat <text:s text:c="19"/>return TOKHEAT;</text:p>
      <text:p text:style-name="P2">on|off <text:s text:c="17"/>return STATE;</text:p>
      <text:p text:style-name="P2"><text:soft-page-break/>target <text:s text:c="17"/>return TOKTARGET;</text:p>
      <text:p text:style-name="P2">temperature <text:s text:c="12"/>return TOKTEMPERATURE;</text:p>
      <text:p text:style-name="P2">\n <text:s text:c="21"/>/* ignore end of line */;</text:p>
      <text:p text:style-name="P2">[ \t]+ <text:s text:c="17"/>/* ignore whitespace */;</text:p>
      <text:p text:style-name="P2">%%</text:p>
      <text:p text:style-name="P2"/>
      <text:p text:style-name="P2">We note two important changes. First, we include the file 'y.tab.h', and secondly, we no longer print stuff, we return names of tokens. This change is because we are now feeding it all to YACC, which isn't interested in what we output to the screen. Y.tab.h has definitions for these tokens.</text:p>
      <text:p text:style-name="P2"/>
      <text:p text:style-name="P2">But where does y.tab.h come from? It is generated by YACC from the Grammar File we are about to create. As our language is very basic, so is the grammar:</text:p>
      <text:p text:style-name="P2"/>
      <text:p text:style-name="P2">commands: /* empty */</text:p>
      <text:p text:style-name="P2"><text:s text:c="8"/>| commands command</text:p>
      <text:p text:style-name="P2"><text:s text:c="8"/>;</text:p>
      <text:p text:style-name="P2"/>
      <text:p text:style-name="P2">command:</text:p>
      <text:p text:style-name="P2"><text:s text:c="8"/>heat_switch</text:p>
      <text:p text:style-name="P2"><text:s text:c="8"/>|</text:p>
      <text:p text:style-name="P2"><text:s text:c="8"/>target_set</text:p>
      <text:p text:style-name="P2"><text:s text:c="8"/>;</text:p>
      <text:p text:style-name="P2"/>
      <text:p text:style-name="P2">heat_switch:</text:p>
      <text:p text:style-name="P2"><text:s text:c="8"/>TOKHEAT STATE</text:p>
      <text:p text:style-name="P2"><text:s text:c="8"/>{</text:p>
      <text:p text:style-name="P2"><text:s text:c="16"/>printf("\tHeat turned on or off\n");</text:p>
      <text:p text:style-name="P2"><text:s text:c="8"/>}</text:p>
      <text:p text:style-name="P2"><text:s text:c="8"/>;</text:p>
      <text:p text:style-name="P2"/>
      <text:p text:style-name="P2">target_set:</text:p>
      <text:p text:style-name="P2"><text:s text:c="8"/>TOKTARGET TOKTEMPERATURE NUMBER</text:p>
      <text:p text:style-name="P2"><text:s text:c="8"/>{</text:p>
      <text:p text:style-name="P2"><text:s text:c="16"/>printf("\tTemperature set\n");</text:p>
      <text:p text:style-name="P2"><text:s text:c="8"/>}</text:p>
      <text:p text:style-name="P2"><text:s text:c="8"/>;</text:p>
      <text:p text:style-name="P2">The first part is what I call the 'root'. It tells us that we have 'commands', and that these commands consist of individual 'command' parts. As you can see this rule is very recursive, because it again contains the word 'commands'. What this means is that the program is now capable of reducing a series of commands one by one. Read the chapter 'How do Lex and YACC work internally' for important details on recursion.</text:p>
      <text:p text:style-name="P2"/>
      <text:p text:style-name="P2">The second rule defines what a command is. We support only two kinds of commands, the 'heat_switch' and the 'target_set'. This is what the |-symbol signifies - 'a command consists of either a heat_switch or a target_set'.</text:p>
      <text:p text:style-name="P2"/>
      <text:p text:style-name="P2">A heat_switch consists of the HEAT token, which is simply the word 'heat', followed by a state (which we defined in the Lex file as 'on' or 'off').</text:p>
      <text:p text:style-name="P2"/>
      <text:p text:style-name="P2">Somewhat more complicated is the target_set, which consists of the TARGET token (the word 'target'), the TEMPERATURE token (the word 'temperature') and a number.</text:p>
      <text:p text:style-name="P2"/>
      <text:p text:style-name="P3"><text:soft-page-break/>A complete YACC file</text:p>
      <text:p text:style-name="P2">The previous section only showed the grammar part of the YACC file, but there is more. This is the header that we omitted:</text:p>
      <text:p text:style-name="P2"/>
      <text:p text:style-name="P2">%{</text:p>
      <text:p text:style-name="P2">#include &lt;stdio.h&gt;</text:p>
      <text:p text:style-name="P2">#include &lt;string.h&gt;</text:p>
      <text:p text:style-name="P2"><text:s/></text:p>
      <text:p text:style-name="P2">void yyerror(const char *str)</text:p>
      <text:p text:style-name="P2">{</text:p>
      <text:p text:style-name="P2"><text:s text:c="8"/>fprintf(stderr,"error: %s\n",str);</text:p>
      <text:p text:style-name="P2">}</text:p>
      <text:p text:style-name="P2"><text:s/></text:p>
      <text:p text:style-name="P2">int yywrap()</text:p>
      <text:p text:style-name="P2">{</text:p>
      <text:p text:style-name="P2"><text:s text:c="8"/>return 1;</text:p>
      <text:p text:style-name="P2">} </text:p>
      <text:p text:style-name="P2"><text:s text:c="2"/></text:p>
      <text:p text:style-name="P2">main()</text:p>
      <text:p text:style-name="P2">{</text:p>
      <text:p text:style-name="P2"><text:s text:c="8"/>yyparse();</text:p>
      <text:p text:style-name="P2">} </text:p>
      <text:p text:style-name="P2"/>
      <text:p text:style-name="P2">%}</text:p>
      <text:p text:style-name="P2"/>
      <text:p text:style-name="P2">%token NUMBER TOKHEAT STATE TOKTARGET TOKTEMPERATURE</text:p>
      <text:p text:style-name="P2">The yyerror() function is called by YACC if it finds an error. We simply output the message passed, but there are smarter things to do. See the 'Further reading' section at the end.</text:p>
      <text:p text:style-name="P2">The function yywrap() can be used to continue reading from another file. It is called at EOF and you can than open another file, and return 0. Or you can return 1, indicating that this is truly the end. For more about this, see the 'How do Lex and YACC work internally' chapter.</text:p>
      <text:p text:style-name="P2"/>
      <text:p text:style-name="P2">Then there is the main() function, that does nothing but set everything in motion.</text:p>
      <text:p text:style-name="P2"/>
      <text:p text:style-name="P2">The last line simply defines the tokens we will be using. These are output using y.tab.h if YACC is invoked with the '-d' option.</text:p>
      <text:p text:style-name="P2"/>
      <text:p text:style-name="P2">Compiling &amp; running the thermostat controller</text:p>
      <text:p text:style-name="P2">lex example4.l</text:p>
      <text:p text:style-name="P2">yacc -d example4.y</text:p>
      <text:p text:style-name="P2">cc lex.yy.c y.tab.c -o example4 </text:p>
      <text:p text:style-name="P2">A few things have changed. We now also invoke YACC to compile our grammar, which creates y.tab.c and y.tab.h. We then call Lex as usual. When compiling, we remove the -ll flag: we now have our own main() function and don't need the one provided by libl.</text:p>
      <text:p text:style-name="P2">NOTE: if you get an error about your compiler not being able to find 'yylval', add this to example4.l, just beneath #include &lt;y.tab.h&gt;:</text:p>
      <text:p text:style-name="P2">extern YYSTYPE yylval;</text:p>
      <text:p text:style-name="P2">This is explained in the 'How Lex and YACC work internally' section.</text:p>
      <text:p text:style-name="P2">A sample session:</text:p>
      <text:p text:style-name="P2"/>
      <text:p text:style-name="P2">$ ./example4 </text:p>
      <text:p text:style-name="P2">heat on</text:p>
      <text:p text:style-name="P2"><text:soft-page-break/><text:s text:c="8"/>Heat turned on or off</text:p>
      <text:p text:style-name="P2">heat off</text:p>
      <text:p text:style-name="P2"><text:s text:c="8"/>Heat turned on or off</text:p>
      <text:p text:style-name="P2">target temperature 10</text:p>
      <text:p text:style-name="P2"><text:s text:c="8"/>Temperature set</text:p>
      <text:p text:style-name="P2">target humidity 20</text:p>
      <text:p text:style-name="P2">error: parse error</text:p>
      <text:p text:style-name="P2">$</text:p>
      <text:p text:style-name="P2">This is not quite what we set out to achieve, but in the interest of keeping the learning curve manageable, not all cool stuff can be presented at once.</text:p>
      <text:p text:style-name="P2"/>
      <text:p text:style-name="P3">Expanding the thermostat to handle parameters</text:p>
      <text:p text:style-name="P2">As we've seen, we now parse the thermostat commands correctly, and even flag mistakes properly. But as you might have guessed by the weasely wording, the program has no idea of what it should do, it does not get passed any of the values you enter.</text:p>
      <text:p text:style-name="P2"/>
      <text:p text:style-name="P2">Let's start by adding the ability to read the new target temperature. In order to do so, we need to learn the NUMBER match in the Lexer to convert itself into an integer value, which can then be read in YACC.</text:p>
      <text:p text:style-name="P2"/>
      <text:p text:style-name="P2">Whenever Lex matches a target, it puts the text of the match in the character string 'yytext'. YACC in turn expects to find a value in the variable 'yylval'. In Example 5, we see the obvious solution:</text:p>
      <text:p text:style-name="P2"/>
      <text:p text:style-name="P2">%{</text:p>
      <text:p text:style-name="P2">#include &lt;stdio.h&gt;</text:p>
      <text:p text:style-name="P2">#include "y.tab.h"</text:p>
      <text:p text:style-name="P2">%}</text:p>
      <text:p text:style-name="P2">%%</text:p>
      <text:p text:style-name="P2">[0-9]+ <text:s text:c="17"/>yylval=atoi(yytext); return NUMBER;</text:p>
      <text:p text:style-name="P2">heat <text:s text:c="19"/>return TOKHEAT;</text:p>
      <text:p text:style-name="P2">on|off <text:s text:c="17"/>yylval=!strcmp(yytext,"on"); return STATE;</text:p>
      <text:p text:style-name="P2">target <text:s text:c="17"/>return TOKTARGET;</text:p>
      <text:p text:style-name="P2">temperature <text:s text:c="12"/>return TOKTEMPERATURE;</text:p>
      <text:p text:style-name="P2">\n <text:s text:c="21"/>/* ignore end of line */;</text:p>
      <text:p text:style-name="P2">[ \t]+ <text:s text:c="17"/>/* ignore whitespace */;</text:p>
      <text:p text:style-name="P2">%%</text:p>
      <text:p text:style-name="P2">As you can see, we run atoi() on yytext, and put the result in yylval, where YACC can see it. We do much the same for the STATE match, where we compare it to 'on', and set yylval to 1 if it is equal. Please note that having a separate 'on' and 'off' match in Lex would produce faster code, but I wanted to show a more complicated rule and action for a change.</text:p>
      <text:p text:style-name="P2"/>
      <text:p text:style-name="P2">Now we need to learn YACC how to deal with this. What is called 'yylval' in Lex has a different name in YACC. Let's examine the rule setting the new temperature target:</text:p>
      <text:p text:style-name="P2"/>
      <text:p text:style-name="P2">target_set: </text:p>
      <text:p text:style-name="P2"><text:s text:c="8"/>TOKTARGET TOKTEMPERATURE NUMBER</text:p>
      <text:p text:style-name="P2"><text:s text:c="8"/>{</text:p>
      <text:p text:style-name="P2"><text:s text:c="16"/>printf("\tTemperature set to %d\n",$3);</text:p>
      <text:p text:style-name="P2"><text:s text:c="8"/>}</text:p>
      <text:p text:style-name="P2"><text:s text:c="8"/>;</text:p>
      <text:p text:style-name="P2"><text:soft-page-break/>To access the value of the third part of the rule (ie, NUMBER), we need to use $3. Whenever yylex() returns, the contents of yylval are attached to the terminal, the value of which can be accessed with the $-construct.</text:p>
      <text:p text:style-name="P2"/>
      <text:p text:style-name="P2">To expound on this further, let's observe the new 'heat_switch' rule:</text:p>
      <text:p text:style-name="P2"/>
      <text:p text:style-name="P2">heat_switch:</text:p>
      <text:p text:style-name="P2"><text:s text:c="8"/>TOKHEAT STATE</text:p>
      <text:p text:style-name="P2"><text:s text:c="8"/>{</text:p>
      <text:p text:style-name="P2"><text:s text:c="16"/>if($2)</text:p>
      <text:p text:style-name="P2"><text:s text:c="24"/>printf("\tHeat turned on\n");</text:p>
      <text:p text:style-name="P2"><text:s text:c="16"/>else</text:p>
      <text:p text:style-name="P2"><text:s text:c="24"/>printf("\tHeat turned off\n");</text:p>
      <text:p text:style-name="P2"><text:s text:c="8"/>}</text:p>
      <text:p text:style-name="P2"><text:s text:c="8"/>;</text:p>
      <text:p text:style-name="P2">If you now run example5, it properly outputs what you entered.</text:p>
      <text:p text:style-name="P2"/>
      <text:p text:style-name="P2">Parsing a configuration file</text:p>
      <text:p text:style-name="P2">Let's repeat part of the configuration file we mentioned earlier:</text:p>
      <text:p text:style-name="P2"/>
      <text:p text:style-name="P2">zone "." {</text:p>
      <text:p text:style-name="P2"><text:s text:c="8"/>type hint;</text:p>
      <text:p text:style-name="P2"><text:s text:c="8"/>file "/etc/bind/db.root";</text:p>
      <text:p text:style-name="P2">};</text:p>
      <text:p text:style-name="P2">Remember that we already wrote a Lexer for this file. Now all we need to do is write the YACC grammar, and modify the Lexer so it returns values in a format YACC can understand.</text:p>
      <text:p text:style-name="P2"/>
      <text:p text:style-name="P2">In the lexer from Example 6 we see:</text:p>
      <text:p text:style-name="P2"/>
      <text:p text:style-name="P2">%{</text:p>
      <text:p text:style-name="P2">#include &lt;stdio.h&gt;</text:p>
      <text:p text:style-name="P2">#include "y.tab.h"</text:p>
      <text:p text:style-name="P2">%}</text:p>
      <text:p text:style-name="P2"/>
      <text:p text:style-name="P2">%%</text:p>
      <text:p text:style-name="P2"/>
      <text:p text:style-name="P2">zone <text:s text:c="19"/>return ZONETOK;</text:p>
      <text:p text:style-name="P2">file <text:s text:c="19"/>return FILETOK;</text:p>
      <text:p text:style-name="P2">[a-zA-Z][a-zA-Z0-9]* <text:s text:c="3"/>yylval=strdup(yytext); return WORD;</text:p>
      <text:p text:style-name="P2">[a-zA-Z0-9\/.-]+ <text:s text:c="7"/>yylval=strdup(yytext); return FILENAME;</text:p>
      <text:p text:style-name="P2">\" <text:s text:c="21"/>return QUOTE;</text:p>
      <text:p text:style-name="P2">\{ <text:s text:c="21"/>return OBRACE;</text:p>
      <text:p text:style-name="P2">\} <text:s text:c="21"/>return EBRACE;</text:p>
      <text:p text:style-name="P2">; <text:s text:c="22"/>return SEMICOLON;</text:p>
      <text:p text:style-name="P2">\n <text:s text:c="21"/>/* ignore EOL */;</text:p>
      <text:p text:style-name="P2">[ \t]+ <text:s text:c="17"/>/* ignore whitespace */;</text:p>
      <text:p text:style-name="P2">%%</text:p>
      <text:p text:style-name="P2">If you look carefully, you can see that yylval has changed! We no longer expect it to be an integer, but in fact assume that it is a char *. In the interest of keeping things simple, we invoke strdup and waste a lot of memory. Please note that this may not be a problem in many areas where you only need to parse a file once, and then exit.</text:p>
      <text:p text:style-name="P2"/>
      <text:p text:style-name="P2"><text:soft-page-break/>We want to store character strings because we are now mostly dealing with names: file names and zone names. In a later chapter we will explain how to deal with multiple types of data.</text:p>
      <text:p text:style-name="P2"/>
      <text:p text:style-name="P2">In order to tell YACC about the new type of yylval, we add this line to the header of our YACC grammar:</text:p>
      <text:p text:style-name="P2"/>
      <text:p text:style-name="P2">#define YYSTYPE char *</text:p>
      <text:p text:style-name="P2">The grammar itself is again more complicated. We chop it in parts to make it easier to digest.</text:p>
      <text:p text:style-name="P2"/>
      <text:p text:style-name="P2">commands:</text:p>
      <text:p text:style-name="P2"><text:s text:c="8"/>| <text:s text:c="7"/></text:p>
      <text:p text:style-name="P2"><text:s text:c="8"/>commands command SEMICOLON</text:p>
      <text:p text:style-name="P2"><text:s text:c="8"/>;</text:p>
      <text:p text:style-name="P2"/>
      <text:p text:style-name="P2"/>
      <text:p text:style-name="P2">command:</text:p>
      <text:p text:style-name="P2"><text:s text:c="8"/>zone_set </text:p>
      <text:p text:style-name="P2"><text:s text:c="8"/>;</text:p>
      <text:p text:style-name="P2"/>
      <text:p text:style-name="P2">zone_set:</text:p>
      <text:p text:style-name="P2"><text:s text:c="8"/>ZONETOK quotedname zonecontent</text:p>
      <text:p text:style-name="P2"><text:s text:c="8"/>{</text:p>
      <text:p text:style-name="P2"><text:s text:c="16"/>printf("Complete zone for '%s' found\n",$2);</text:p>
      <text:p text:style-name="P2"><text:s text:c="8"/>}</text:p>
      <text:p text:style-name="P2"><text:s text:c="8"/>;</text:p>
      <text:p text:style-name="P2">This is the intro, including the aforementioned recursive 'root'. Please note that we specify that commands are terminated (and separated) by ;'s. We define one kind of command, the 'zone_set'. It consists of the ZONE token (the word 'zone'), followed by a quoted name and the 'zonecontent'. This zonecontent starts out simple enough:</text:p>
      <text:p text:style-name="P2"/>
      <text:p text:style-name="P2">zonecontent:</text:p>
      <text:p text:style-name="P2"><text:s text:c="8"/>OBRACE zonestatements EBRACE </text:p>
      <text:p text:style-name="P2">It needs to start with an OBRACE, a {. Then follow the zonestatements, followed by an EBRACE, }.</text:p>
      <text:p text:style-name="P2"/>
      <text:p text:style-name="P2">quotedname:</text:p>
      <text:p text:style-name="P2"><text:s text:c="8"/>QUOTE FILENAME QUOTE</text:p>
      <text:p text:style-name="P2"><text:s text:c="8"/>{</text:p>
      <text:p text:style-name="P2"><text:s text:c="16"/>$$=$2;</text:p>
      <text:p text:style-name="P2"><text:s text:c="8"/>}</text:p>
      <text:p text:style-name="P2">This section defines what a 'quotedname' is: a FILENAME between QUOTEs. Then it says something special: the value of a quotedname token is the value of the FILENAME. This means that the quotedname has as its value the filename without quotes.</text:p>
      <text:p text:style-name="P2"/>
      <text:p text:style-name="P2">This is what the magic '$$=$2;' command does. It says: my value is the value of my second part. When the quotedname is now referenced in other rules, and you access its value with the $-construct, you see the value that we set here with $$=$2.</text:p>
      <text:p text:style-name="P2"/>
      <text:p text:style-name="P2">NOTE: this grammar chokes on filenames without either a '.' or a '/' in them.</text:p>
      <text:p text:style-name="P2">zonestatements:</text:p>
      <text:p text:style-name="P2"><text:s text:c="8"/>|</text:p>
      <text:p text:style-name="P2"><text:s text:c="8"/>zonestatements zonestatement SEMICOLON</text:p>
      <text:p text:style-name="P2"><text:soft-page-break/><text:s text:c="8"/>;</text:p>
      <text:p text:style-name="P2"/>
      <text:p text:style-name="P2">zonestatement:</text:p>
      <text:p text:style-name="P2"><text:s text:c="8"/>statements</text:p>
      <text:p text:style-name="P2"><text:s text:c="8"/>|</text:p>
      <text:p text:style-name="P2"><text:s text:c="8"/>FILETOK quotedname </text:p>
      <text:p text:style-name="P2"><text:s text:c="8"/>{</text:p>
      <text:p text:style-name="P2"><text:s text:c="16"/>printf("A zonefile name '%s' was encountered\n", $2);</text:p>
      <text:p text:style-name="P2"><text:s text:c="8"/>}</text:p>
      <text:p text:style-name="P2"><text:s text:c="8"/>;</text:p>
      <text:p text:style-name="P2">This is a generic statement that catches all kinds of statements within the 'zone' block. We again see the recursiveness.</text:p>
      <text:p text:style-name="P2"/>
      <text:p text:style-name="P2">block: </text:p>
      <text:p text:style-name="P2"><text:s text:c="8"/>OBRACE zonestatements EBRACE SEMICOLON</text:p>
      <text:p text:style-name="P2"><text:s text:c="8"/>;</text:p>
      <text:p text:style-name="P2"/>
      <text:p text:style-name="P2">statements:</text:p>
      <text:p text:style-name="P2"><text:s text:c="8"/>| statements statement</text:p>
      <text:p text:style-name="P2"><text:s text:c="8"/>;</text:p>
      <text:p text:style-name="P2"/>
      <text:p text:style-name="P2">statement: WORD | block | quotedname</text:p>
      <text:p text:style-name="P2">This defines a block, and 'statements' which may be found within.</text:p>
      <text:p text:style-name="P2"/>
      <text:p text:style-name="P2">When executed, the output is like this:</text:p>
      <text:p text:style-name="P2"/>
      <text:p text:style-name="P2">$ ./example6</text:p>
      <text:p text:style-name="P2">zone "." {</text:p>
      <text:p text:style-name="P2"><text:s text:c="8"/>type hint;</text:p>
      <text:p text:style-name="P2"><text:s text:c="8"/>file "/etc/bind/db.root";</text:p>
      <text:p text:style-name="P2"><text:s text:c="8"/>type hint;</text:p>
      <text:p text:style-name="P2">};</text:p>
      <text:p text:style-name="P2">A zonefile name '/etc/bind/db.root' was encountered</text:p>
      <text:p text:style-name="P2">Complete zone for '.' found</text:p>
      <text:p text:style-name="P2">Next Previous Cont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9:24:46.188080984</meta:creation-date>
    <dc:date>2018-03-10T18:51:40.373006273</dc:date>
    <meta:editing-duration>PT23H16M54S</meta:editing-duration>
    <meta:editing-cycles>1</meta:editing-cycles>
    <meta:document-statistic meta:table-count="0" meta:image-count="0" meta:object-count="0" meta:page-count="10" meta:paragraph-count="320" meta:word-count="2677" meta:character-count="16690" meta:non-whitespace-character-count="13035"/>
    <meta:generator>LibreOffice/5.1.6.2$Linux_X86_64 LibreOffice_project/10m0$Build-2</meta:generator>
  </office:meta>
</office:document-meta>
</file>